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1.5cm" svg:y="7.5cm">
          <text:p text:style-name="P1">trail</text:p>
        </draw:ellipse>
        <draw:ellipse draw:style-name="gr2" draw:text-style-name="P1" draw:layer="layout" svg:width="3cm" svg:height="1.5cm" svg:x="1.5cm" svg:y="5.5cm">
          <text:p/>
        </draw:ellipse>
        <draw:ellipse draw:style-name="gr1" draw:text-style-name="P1" draw:layer="layout" svg:width="3cm" svg:height="1.5cm" svg:x="1.5cm" svg:y="5.5cm">
          <text:p text:style-name="P1">int</text:p>
        </draw:ellipse>
        <draw:rect draw:style-name="gr1" draw:text-style-name="P1" draw:layer="layout" svg:width="3cm" svg:height="1.5cm" svg:x="1.5cm" svg:y="11.5cm">
          <text:p text:style-name="P1">caterpillar</text:p>
        </draw:rect>
        <draw:ellipse draw:style-name="gr1" draw:text-style-name="P1" draw:layer="layout" svg:width="3cm" svg:height="1.5cm" svg:x="1.5cm" svg:y="3.5cm">
          <text:p text:style-name="P1">amble</text:p>
        </draw:ellipse>
        <draw:custom-shape draw:style-name="gr3" draw:text-style-name="P1" draw:id="id4" draw:layer="layout" svg:width="2cm" svg:height="2cm" svg:x="13cm" svg:y="15cm">
          <text:p text:style-name="P1">≥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id="id3" draw:layer="layout" svg:width="2cm" svg:height="2cm" svg:x="10cm" svg:y="15cm">
          <text:p text:style-name="P1">≤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ellipse draw:style-name="gr1" draw:text-style-name="P1" draw:id="id8" draw:layer="layout" svg:width="3cm" svg:height="1.5cm" svg:x="9.5cm" svg:y="18cm">
          <text:p text:style-name="P1">throw</text:p>
        </draw:ellipse>
        <draw:frame draw:style-name="gr4" draw:layer="layout" svg:width="3.398cm" svg:height="1.673cm" svg:x="16.102cm" svg:y="1.327cm">
          <draw:text-box>
            <text:p>Caterpillar</text:p>
            <text:p/>
          </draw:text-box>
        </draw:frame>
        <draw:ellipse draw:style-name="gr1" draw:text-style-name="P1" draw:layer="layout" svg:width="3cm" svg:height="1.5cm" svg:x="1.5cm" svg:y="9.5cm">
          <text:p text:style-name="P1">track</text:p>
        </draw:ellipse>
        <draw:rect draw:style-name="gr1" draw:text-style-name="P1" draw:layer="layout" svg:width="3cm" svg:height="1.5cm" svg:x="1.5cm" svg:y="1.5cm">
          <text:p text:style-name="P1">ant</text:p>
        </draw:rect>
        <draw:ellipse draw:style-name="gr1" draw:text-style-name="P1" draw:id="id1" draw:layer="layout" svg:width="3cm" svg:height="1.5cm" svg:x="11cm" svg:y="11.5cm">
          <text:p text:style-name="P1">flee</text:p>
        </draw:ellipse>
        <draw:ellipse draw:style-name="gr1" draw:text-style-name="P1" draw:layer="layout" svg:width="3cm" svg:height="1.5cm" svg:x="1.5cm" svg:y="26cm">
          <text:p text:style-name="P1">home</text:p>
        </draw:ellipse>
        <draw:custom-shape draw:style-name="gr3" draw:text-style-name="P1" draw:id="id9" draw:layer="layout" svg:width="2.5cm" svg:height="1.5cm" svg:x="5cm" svg:y="11.5cm">
          <text:p text:style-name="P1">bi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ellipse draw:style-name="gr1" draw:text-style-name="P1" draw:id="id2" draw:layer="layout" svg:width="3cm" svg:height="1.5cm" svg:x="16cm" svg:y="11.5cm">
          <text:p text:style-name="P1">escape</text:p>
        </draw:ellipse>
        <draw:ellipse draw:style-name="gr1" draw:text-style-name="P1" draw:id="id6" draw:layer="layout" svg:width="3cm" svg:height="1.5cm" svg:x="12.5cm" svg:y="20cm">
          <text:p text:style-name="P1">die</text:p>
        </draw:ellipse>
        <draw:ellipse draw:style-name="gr1" draw:text-style-name="P1" draw:id="id7" draw:layer="layout" svg:width="3cm" svg:height="1.5cm" svg:x="1.5cm" svg:y="20cm">
          <text:p text:style-name="P1">cut</text:p>
        </draw:ellipse>
        <draw:ellipse draw:style-name="gr1" draw:text-style-name="P1" draw:layer="layout" svg:width="3cm" svg:height="1.5cm" svg:x="1.5cm" svg:y="22cm">
          <text:p text:style-name="P1">eat</text:p>
        </draw:ellipse>
        <draw:ellipse draw:style-name="gr1" draw:text-style-name="P1" draw:layer="layout" svg:width="3cm" svg:height="1.5cm" svg:x="1.5cm" svg:y="24cm">
          <text:p text:style-name="P1">collect</text:p>
        </draw:ellipse>
        <draw:connector draw:style-name="gr2" draw:text-style-name="P1" draw:layer="layout" svg:x1="14cm" svg:y1="12.25cm" svg:x2="16cm" svg:y2="12.25cm" draw:start-shape="id1" draw:start-glue-point="1" draw:end-shape="id2" draw:end-glue-point="3" svg:d="m14000 12250h2000">
          <text:p/>
        </draw:connector>
        <draw:connector draw:style-name="gr2" draw:text-style-name="P1" draw:id="id5" draw:layer="layout" svg:x1="11cm" svg:y1="15cm" svg:x2="14cm" svg:y2="15cm" draw:start-shape="id3" draw:start-glue-point="4" draw:end-shape="id4" svg:d="m11000 15000v-501h3000v501">
          <text:p/>
        </draw:connector>
        <draw:connector draw:style-name="gr2" draw:text-style-name="P1" draw:layer="layout" svg:x1="12.5cm" svg:y1="13cm" svg:x2="12.5cm" svg:y2="14.499cm" draw:start-shape="id1" draw:start-glue-point="2" draw:end-shape="id5" draw:end-glue-point="0" svg:d="m12500 13000v1499">
          <text:p/>
        </draw:connector>
        <draw:connector draw:style-name="gr2" draw:text-style-name="P1" draw:layer="layout" svg:x1="14cm" svg:y1="17cm" svg:x2="14cm" svg:y2="20cm" draw:start-shape="id4" draw:start-glue-point="8" draw:end-shape="id6" draw:end-glue-point="0" svg:d="m14000 17000v3000">
          <text:p/>
        </draw:connector>
        <draw:connector draw:style-name="gr2" draw:text-style-name="P1" draw:layer="layout" svg:x1="12.5cm" svg:y1="20.75cm" svg:x2="4.5cm" svg:y2="20.75cm" draw:start-shape="id6" draw:start-glue-point="3" draw:end-shape="id7" draw:end-glue-point="1" svg:d="m12500 20750h-8000">
          <text:p/>
        </draw:connector>
        <draw:connector draw:style-name="gr2" draw:text-style-name="P1" draw:layer="layout" svg:x1="11cm" svg:y1="17cm" svg:x2="11cm" svg:y2="18cm" draw:start-shape="id3" draw:start-glue-point="8" draw:end-shape="id8" draw:end-glue-point="0" svg:d="m11000 17000v1000">
          <text:p/>
        </draw:connector>
        <draw:connector draw:style-name="gr5" draw:text-style-name="P1" draw:layer="layout" svg:x1="9.5cm" svg:y1="18.75cm" svg:x2="11cm" svg:y2="12.25cm" draw:start-shape="id8" draw:start-glue-point="3" draw:end-shape="id1" draw:end-glue-point="3" svg:d="m9500 18750h-501v-6500h2001">
          <text:p/>
        </draw:connector>
        <draw:connector draw:style-name="gr2" draw:text-style-name="P1" draw:layer="layout" svg:x1="7.5cm" svg:y1="12.25cm" svg:x2="9.131cm" svg:y2="12.248cm" draw:start-shape="id9" draw:start-glue-point="7" svg:d="m7500 12250h1067v-2h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47:25</dc:date>
    <dc:creator>Rob Dell</dc:creator>
    <meta:editing-duration>PT00H16M52S</meta:editing-duration>
    <meta:editing-cycles>3</meta:editing-cycles>
    <meta:generator>OpenOffice.org/3.2$Unix OpenOffice.org_project/320m12$Build-9483</meta:generator>
    <meta:document-statistic meta:object-count="27"/>
  </office:meta>
</office:document-meta>
</file>